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l" fo:country="GR" officeooo:rsid="000ac3e5" officeooo:paragraph-rsid="000ac3e5"/>
    </style:style>
    <style:style style:name="P2" style:family="paragraph" style:parent-style-name="Standard">
      <style:text-properties fo:language="el" fo:country="GR" style:text-underline-style="solid" style:text-underline-width="auto" style:text-underline-color="font-color" fo:font-weight="bold" officeooo:rsid="000ac3e5" officeooo:paragraph-rsid="000ac3e5" style:font-weight-asian="bold" style:font-weight-complex="bold"/>
    </style:style>
    <style:style style:name="P3" style:family="paragraph" style:parent-style-name="Standard">
      <style:text-properties fo:language="el" fo:country="GR" style:text-underline-style="solid" style:text-underline-width="auto" style:text-underline-color="font-color" fo:font-weight="bold" officeooo:rsid="000ac3e5" officeooo:paragraph-rsid="000c7e3f" style:font-weight-asian="bold" style:font-weight-complex="bold"/>
    </style:style>
    <style:style style:name="P4" style:family="paragraph" style:parent-style-name="Standard">
      <style:text-properties fo:language="el" fo:country="GR" style:text-underline-style="solid" style:text-underline-width="auto" style:text-underline-color="font-color" fo:font-weight="bold" officeooo:rsid="000ac3e5" officeooo:paragraph-rsid="000d4acf" style:font-weight-asian="bold" style:font-weight-complex="bold"/>
    </style:style>
    <style:style style:name="P5" style:family="paragraph" style:parent-style-name="Standard">
      <style:text-properties fo:language="el" fo:country="GR" style:text-underline-style="none" fo:font-weight="normal" officeooo:rsid="000ac3e5" officeooo:paragraph-rsid="000ac3e5" style:font-weight-asian="normal" style:font-weight-complex="normal"/>
    </style:style>
    <style:style style:name="P6" style:family="paragraph" style:parent-style-name="Standard">
      <style:text-properties fo:language="el" fo:country="GR" style:text-underline-style="none" fo:font-weight="normal" officeooo:rsid="000c7e3f" officeooo:paragraph-rsid="000c7e3f" style:font-weight-asian="normal" style:font-weight-complex="normal"/>
    </style:style>
    <style:style style:name="P7" style:family="paragraph" style:parent-style-name="Standard">
      <style:text-properties fo:language="el" fo:country="GR" style:text-underline-style="none" fo:font-weight="normal" officeooo:rsid="000d6716" officeooo:paragraph-rsid="000d6716" style:font-weight-asian="normal" style:font-weight-complex="normal"/>
    </style:style>
    <style:style style:name="P8" style:family="paragraph" style:parent-style-name="Standard">
      <style:text-properties fo:font-size="15pt" fo:language="el" fo:country="GR" officeooo:rsid="000ac3e5" officeooo:paragraph-rsid="000ac3e5" style:font-size-asian="15pt" style:font-size-complex="15pt"/>
    </style:style>
    <style:style style:name="P9" style:family="paragraph" style:parent-style-name="Standard">
      <style:text-properties fo:font-size="18pt" fo:language="el" fo:country="GR" officeooo:rsid="000ac3e5" officeooo:paragraph-rsid="000ac3e5" style:font-size-asian="18pt" style:font-size-complex="18pt"/>
    </style:style>
    <style:style style:name="P10" style:family="paragraph" style:parent-style-name="Standard">
      <style:text-properties officeooo:paragraph-rsid="000cc414"/>
    </style:style>
    <style:style style:name="P11" style:family="paragraph" style:parent-style-name="Standard">
      <style:text-properties officeooo:paragraph-rsid="000d6716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c7e3f"/>
    </style:style>
    <style:style style:name="T3" style:family="text">
      <style:text-properties fo:language="en" fo:country="US" officeooo:rsid="000cc414"/>
    </style:style>
    <style:style style:name="T4" style:family="text">
      <style:text-properties fo:language="en" fo:country="US" style:text-underline-style="none" fo:font-weight="normal" officeooo:rsid="000cc414" style:font-weight-asian="normal" style:font-weight-complex="normal"/>
    </style:style>
    <style:style style:name="T5" style:family="text">
      <style:text-properties fo:language="en" fo:country="US" officeooo:rsid="000d4acf"/>
    </style:style>
    <style:style style:name="T6" style:family="text">
      <style:text-properties fo:language="en" fo:country="US" officeooo:rsid="000e6415"/>
    </style:style>
    <style:style style:name="T7" style:family="text">
      <style:text-properties fo:language="el" fo:country="GR"/>
    </style:style>
    <style:style style:name="T8" style:family="text">
      <style:text-properties fo:language="el" fo:country="GR" style:text-underline-style="none" fo:font-weight="normal" officeooo:rsid="000cc414" style:font-weight-asian="normal" style:font-weight-complex="normal"/>
    </style:style>
    <style:style style:name="T9" style:family="text">
      <style:text-properties fo:language="el" fo:country="GR" style:text-underline-style="none" fo:font-weight="normal" officeooo:rsid="000d6716" style:font-weight-asian="normal" style:font-weight-complex="normal"/>
    </style:style>
    <style:style style:name="T10" style:family="text">
      <style:text-properties fo:language="el" fo:country="GR" style:text-underline-style="none" fo:font-weight="normal" officeooo:rsid="000e6415" style:font-weight-asian="normal" style:font-weight-complex="normal"/>
    </style:style>
    <style:style style:name="T11" style:family="text">
      <style:text-properties fo:language="el" fo:country="GR" officeooo:rsid="000cc414"/>
    </style:style>
    <style:style style:name="T12" style:family="text">
      <style:text-properties fo:language="el" fo:country="GR" officeooo:rsid="000d4acf"/>
    </style:style>
    <style:style style:name="T13" style:family="text">
      <style:text-properties fo:language="el" fo:country="GR" officeooo:rsid="000e6415"/>
    </style:style>
    <style:style style:name="T14" style:family="text">
      <style:text-properties officeooo:rsid="000c7e3f"/>
    </style:style>
    <style:style style:name="T15" style:family="text">
      <style:text-properties officeooo:rsid="000cc414"/>
    </style:style>
    <style:style style:name="T16" style:family="text">
      <style:text-properties officeooo:rsid="000d4acf"/>
    </style:style>
    <style:style style:name="T17" style:family="text">
      <style:text-properties officeooo:rsid="000e641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Συστήματα Μικροϋπολογιστών 2021 (6ο εξάμηνο)</text:p>
      <text:p text:style-name="P1"/>
      <text:p text:style-name="P1"/>
      <text:p text:style-name="P8">Φιλιππόπουλος Ορφέας (<text:span text:style-name="T1">el18082)</text:span></text:p>
      <text:p text:style-name="P8">Παπαρρηγόπουλος Θοδωρής <text:span text:style-name="T1">(….)</text:span></text:p>
      <text:p text:style-name="P8">Γραμμένου Δέσποινα (….)</text:p>
      <text:p text:style-name="P1"/>
      <text:p text:style-name="P1"/>
      <text:p text:style-name="P1"/>
      <text:p text:style-name="P2">Άσκηση 1</text:p>
      <text:p text:style-name="P2"/>
      <text:p text:style-name="P5">Αρχικά με τη βοήθεια των εντολώς <text:span text:style-name="T1">ser </text:span>και <text:span text:style-name="T1">clc</text:span> γράφουμε στο καταχωρητή<text:span text:style-name="T1"> DDRA</text:span> άσσους προκειμένου να είναι <text:span text:style-name="T14">η </text:span>θύρα <text:span text:style-name="T14">Α θύρα</text:span> εξόδου και στη συνέχεια γράφουμε μηδενικά στο καταχωρητή <text:span text:style-name="T1">DDRB </text:span><text:span text:style-name="T14">προκειμένου να είναι η θύρα Β θύρα εισόδου.</text:span></text:p>
      <text:p text:style-name="P5"/>
      <text:p text:style-name="P5">Στη συνέχεια χρησιμοποιήσαμε έναν μετρητή (r24) αρχικοποιημένο στο 0, ο οποίος σε κάθε κίνηση <text:span text:style-name="T14">(η κίνηση του</text:span><text:span text:style-name="T2"> LED</text:span><text:span text:style-name="T14"> προς τα αριστερά επιτυγχάνεται με την εντολή</text:span><text:span text:style-name="T2"> lsl)</text:span><text:span text:style-name="T1"> </text:span>του LED προς τα αριστερά αυξάνεται κατά ένα. Όταν αυτός ο μετρητής φτάσει στην τιμή 7 αρχίζουμε κίνηση <text:span text:style-name="T14">(η κίνηση του</text:span><text:span text:style-name="T2"> LED</text:span><text:span text:style-name="T14"> προς τα δεξιά επιτυγχάνεται με χρήση της εντολής</text:span><text:span text:style-name="T2"> lsr)</text:span><text:span text:style-name="T1"> </text:span>προς τα δεξιά, μειώνοντας τον μετρητή κατά ένα κάθε φορά. Όταν μηδενιστεί <text:s/>αρχίζουμε πάλι κίνηση προς τα αριστερά. Επιπλέον, με την εντολή in λαμβάνουμε την είσοδο από το PIN<text:span text:style-name="T14">Β</text:span> και με την εντολή andi κρατάμε μόνο τ<text:span text:style-name="T14">ο</text:span><text:span text:style-name="T2"> PB0</text:span>. Αν σε οποιοδήποτε στάδιο της κίνησης το bit γίνει 1, η κίνηση σταματάει προσωρινά και συνεχίζει όταν το bit ξαναγίνει 0. Αυτό επιτυγχάνεται με τις εντολές cpi και breq. </text:p>
      <text:p text:style-name="P5"/>
      <text:p text:style-name="P5"/>
      <text:p text:style-name="P3">Άσκηση <text:span text:style-name="T14">2</text:span></text:p>
      <text:p text:style-name="P3"/>
      <text:p text:style-name="P6">Η άσκηση αυτή γράφτηκε και σε <text:span text:style-name="T1">assembly </text:span>και σε <text:span text:style-name="T1">C </text:span><text:span text:style-name="T15">και έχουν παραδοθεί και οι 2. Ωστόσο εξεταστήκαμε μόνο στη </text:span><text:span text:style-name="T3">C </text:span><text:span text:style-name="T15">και για το λόγο αυτό μόνο αυτή θα περιγραφεί.</text:span></text:p>
      <text:p text:style-name="P6"/>
      <text:p text:style-name="P10"><text:span text:style-name="T8">Αρχικά όλες οι μεταβλητές είναι </text:span><text:span text:style-name="T4">chars </text:span><text:span text:style-name="T8">(δηλαδή 8-μπιτοι) ενώ αρχικοποιούμε και τα </text:span><text:span text:style-name="T4">ports </text:span><text:span text:style-name="T8">(δηλαδή γράφουμε άσσους στο </text:span><text:span text:style-name="T4">DDRB </text:span><text:span text:style-name="T8">προκειμένου το </text:span><text:span text:style-name="T4">port B </text:span><text:span text:style-name="T8">να αρχικοποιηθεί ως έξοδος και γράφουμε και μηδενικά στο </text:span><text:span text:style-name="T4">DDRA </text:span><text:span text:style-name="T8">προκειμένου να αρχικοποιηθεί το </text:span><text:span text:style-name="T4">port A </text:span><text:span text:style-name="T8">ως είσοδος. </text:span>Στη συνέχεια<text:span text:style-name="T7"> </text:span><text:span text:style-name="T11">μέσα στο ατέρμονο</text:span><text:span text:style-name="T3"> loop (while(1)) </text:span><text:span text:style-name="T1"><text:s/></text:span>χρησιμοποιούμε εντολές ολίσθησης και bitwise and για να απομονώσουμε καθένα εκ των A, B, C, D σε ξεχωριστές μεταβλητές. <text:span text:style-name="T11">Στη συνέχεια (μέσα πάλι στο </text:span><text:span text:style-name="T3">while(1)</text:span><text:span text:style-name="T11">) πραγματοποιούμε τις λογικές πράξεις και αποθηκεύουμε τα αποτελέσματα στις μεταβλητές</text:span><text:span text:style-name="T3"> F0</text:span><text:span text:style-name="T11"> και</text:span><text:span text:style-name="T3"> F1</text:span><text:span text:style-name="T11"> αντίστοιχα. Πραγματοποιούμε μία αριστερή ολίσθηση στο</text:span><text:span text:style-name="T3"> F</text:span><text:span text:style-name="T12">1 </text:span><text:span text:style-name="T3"><text:s/></text:span><text:span text:style-name="T12">(προκειμένου να πάει το αποτέλεσμα το 2ο </text:span><text:span text:style-name="T5">bit</text:span><text:span text:style-name="T12">) και κάνουμε </text:span><text:span text:style-name="T5">OR </text:span><text:span text:style-name="T12">μεταξύ του </text:span><text:span text:style-name="T5">F0 </text:span><text:span text:style-name="T12">και του </text:span><text:span text:style-name="T5">F1 </text:span><text:span text:style-name="T12">αποθηκεύοντας το αποτέλεσμα στο </text:span><text:span text:style-name="T5">PORTB </text:span><text:span text:style-name="T12">προκειμένου να γραφεί στην έξοδο. Κατά αυτό το τρόπο το </text:span><text:span text:style-name="T5">PORTB </text:span><text:span text:style-name="T12">θα έχει στο 1ο </text:span><text:span text:style-name="T5">bit </text:span><text:span text:style-name="T12">το </text:span><text:span text:style-name="T5">F</text:span><text:span text:style-name="T12">0 και στο 2ο </text:span><text:span text:style-name="T5">bit </text:span><text:span text:style-name="T12">το </text:span><text:span text:style-name="T5">F1 </text:span><text:span text:style-name="T12">ενώ τα υπόλοιπα </text:span><text:span text:style-name="T5">bits </text:span><text:span text:style-name="T12">θα είναι ίσα με 0.</text:span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4">Άσκηση <text:span text:style-name="T16">3</text:span></text:p>
      <text:p text:style-name="P4"/>
      <text:p text:style-name="P7">Αρχικά γράφουμε άσσους στο <text:span text:style-name="T1">DDRA </text:span>προκειμένου η θύρα Α να είναι θύρα εξόδου και γράφουμε μηδενικά στο <text:span text:style-name="T1">DDRC </text:span>προκειμένου η θύρα <text:span text:style-name="T1">C </text:span>να είναι θύρα εισόδου.</text:p>
      <text:p text:style-name="P7"><text:soft-page-break/></text:p>
      <text:p text:style-name="P11"><text:span text:style-name="T9">Στη συνέχεια, </text:span><text:span text:style-name="T10">τ</text:span>ο πρόγραμμα περιέχει ένα ατέρμονο loop, μέσα στο οποίο σε κάθε επανάληψη ελέγχεται αν είναι <text:span text:style-name="T13">πατημένο κάποιο από τα </text:span><text:span text:style-name="T6">SWx (</text:span><text:span text:style-name="T13">με </text:span><text:span text:style-name="T6">x = 0,1,2,3)</text:span>. Αυτό πραγματοποιείται με σύγκριση του PORT<text:span text:style-name="T17">C</text:span> με τα 1, 2, 4 και 8. <text:s/><text:span text:style-name="T13">Στη συνέχεια εάν κάποιο από αυτά είναι πατημένο μπαίνουμε στην </text:span><text:span text:style-name="T6">if </text:span><text:span text:style-name="T13">που του αντιστοιχεί και εκτελούμε ένα </text:span><text:span text:style-name="T6">while </text:span><text:span text:style-name="T13">μέχρι το </text:span><text:span text:style-name="T6">button </text:span><text:span text:style-name="T13">αυτό να αφεθεί (προσομοιώνοντας έτσι την άσκηση στο πραγματικό κόσμο). Όταν αυτό αφεθεί τότε εκτελούμε και το ζητούμενο το οποίο του αντιστοιχεί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5-22T19:22:55.673000000</dc:date>
    <meta:editing-duration>PT10M3S</meta:editing-duration>
    <meta:editing-cycles>1</meta:editing-cycles>
    <meta:document-statistic meta:table-count="0" meta:image-count="0" meta:object-count="0" meta:page-count="2" meta:paragraph-count="13" meta:word-count="467" meta:character-count="2772" meta:non-whitespace-character-count="2313"/>
    <meta:generator>LibreOffice/7.1.2.2$Windows_X86_64 LibreOffice_project/8a45595d069ef5570103caea1b71cc9d82b2aae4</meta:generator>
  </office:meta>
</office:document-meta>
</file>